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style style:name="T1" style:family="text">
      <style:text-properties fo:language="ca" fo:country="ES"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st Case :: Consultar comanda</text:h>
      <text:h text:style-name="Heading_20_3" text:outline-level="3">Objectiu del cas de prova</text:h>
      <text:p text:style-name="Text_20_body">L'objectiu d'aquesta prova és verificar el correcte funcionament del cas d'ús. Aquest cas d'ús és de baix risc ja que només realitza una consulta sobre l'informació de les comandes existents al sistema i per tant no comporta la modificació de l'estat.</text:p>
      <text:p text:style-name="Text_20_body">Així doncs ens centrerem en comprovar que els resulats obtinguts de l'execució d'aquest cas d'ús siguin correctes i coherents.</text:p>
      <text:h text:style-name="Heading_20_3" text:outline-level="3">Descripció del cas de prova</text:h>
      <text:p text:style-name="Text_20_body">Aquest cas d'ús és força simple en quan a les proves que es tenen que realitzar a sobre seu, degut al fet de que es tracta simplement d'una operació de consulta i per tant no es produirà cap modificació sobre l'estat del sistema. Així doncs només és tindrà que comprovar si l'execució d'aquest cas d'ús sobre diferentes comandes creades al sistema retornen els resultats esperats. Serà interesant comprovar si les comandes generades des de diferents areas del sistema, contractes, comandes comuns, etc donen els <text:s/>mateixos resultats.</text:p>
      <text:h text:style-name="Heading_20_3" text:outline-level="3">Condicions d’execució</text:h>
      <text:h text:style-name="Heading_20_5" text:outline-level="5">i. Precondicions</text:h>
      <text:p text:style-name="Text_20_body">Per a realitzar tot el conjunt de proves sobre aquest cas d'ús simplement és necessita que l'estat del sistema abans de realitzar les proves sigui totalment estable per a poder verificar que els resultats obtinguts siguin totalmente correctes. </text:p>
      <text:h text:style-name="Heading_20_5" text:outline-level="5">ii. Inputs</text:h>
      <text:p text:style-name="Text_20_body">Així doncs el principal fet que hem de provar dins aquest cas d'ús és si els resultats obtinguts de la cerca a partir de les dades d'entrada que aportem són els correctes.</text:p>
      <text:p text:style-name="Text_20_body">Per a realitzar les cerques podrem aportar o bé l'identificador de comanda, el qual tendrà una única comanda associada, o bé, el DNI de l'usuari del qual volem consultar alguna comanda, en aquest cas ens tindran que apareixer totes les comandes relacionades amb aquest usuari.</text:p>
      <text:h text:style-name="Heading_20_5" text:outline-level="5">iii. Punts d’observació i control</text:h>
      <text:p text:style-name="Text_20_body">Quan és realitza una consulta el més important a observar és si la informació que el sistema ens aporta com a resultat de la cerca és l'esperat, i si les dades que ens aporten són les que estan relacionades amb les comandes que consultem.</text:p>
      <text:h text:style-name="Heading_20_5" text:outline-level="5">iv. Resultats esperats</text:h>
      <text:p text:style-name="Text_20_body">El resultat que podem esperar de l'execució d'aquest cas d'ús, és que davant d'una petició aportant l'identificador de comanda, el sistema ens retorni la totalitat de la informació relacionada amb aquella comanda en cas que aquesta existeixi, en cas contrari un avís informant-nos sobre això. Per altra banda també és pot realitzar la petició sobre un DNI d'un usuari en concret, en aquest cas el sistema ens tindrà que presentar el llistat de comandes vinculades a aquell usuari i en cas que aquest usuari no existis un avís notificant-ho.</text:p>
      <text:h text:style-name="Heading_20_5" text:outline-level="5">v. Postcondicions</text:h>
      <text:p text:style-name="Standard"><text:span text:style-name="T1">Degut</text:span> al fet que és tracta d'una operació de consulta, l'estat del sistema no és tindrà que veure modificat en cap aspecte, i es per això que l'estat final del sistem després de l'execució d'aquest cas d'ús tindrà que ser la mateixa que a l'inici del mate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7T13:45:29</dc:date>
    <dc:language>es-ES</dc:language>
    <meta:editing-cycles>40</meta:editing-cycles>
    <meta:editing-duration>PT6H22M18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8" meta:word-count="473" meta:character-count="2837"/>
  </office:meta>
</office:document-meta>
</file>